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9pt" fo:font-weight="bold" style:font-size-asian="19pt" style:font-weight-asian="bold" style:font-size-complex="19pt" style:font-weight-complex="bold"/>
    </style:style>
    <style:style style:name="P3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text-align="center"/>
      <style:text-properties fo:color="#000000" fo:font-family="'Khmer OS System'" style:font-pitch="variable" fo:font-size="19pt" fo:font-weight="bold" style:font-size-asian="19pt" style:font-weight-asian="bold" style:font-size-complex="19pt" style:font-weight-complex="bold"/>
    </style:style>
    <style:style style:name="T1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127cm" svg:y1="8.62cm" svg:x2="5.127cm" svg:y2="9.89cm" draw:start-shape="id1" draw:start-glue-point="8" draw:end-shape="id2" draw:end-glue-point="4" svg:d="m5127 8620v1270">
          <text:p/>
        </draw:connector>
        <draw:connector draw:style-name="gr1" draw:text-style-name="P1" draw:layer="layout" draw:type="line" svg:x1="5.127cm" svg:y1="4.81cm" svg:x2="10.092cm" svg:y2="6.452cm" draw:start-shape="id3" draw:start-glue-point="8" draw:end-shape="id4" draw:end-glue-point="5" svg:d="m5127 4810 4965 1642">
          <text:p/>
        </draw:connector>
        <draw:connector draw:style-name="gr1" draw:text-style-name="P1" draw:layer="layout" draw:type="line" svg:x1="12.112cm" svg:y1="4.81cm" svg:x2="7.148cm" svg:y2="6.452cm" draw:start-shape="id5" draw:start-glue-point="8" draw:end-shape="id1" draw:end-glue-point="11" svg:d="m12112 4810-4964 1642">
          <text:p/>
        </draw:connector>
        <draw:connector draw:style-name="gr1" draw:text-style-name="P1" draw:layer="layout" draw:type="line" svg:x1="12.112cm" svg:y1="4.81cm" svg:x2="12.112cm" svg:y2="6.08cm" draw:start-shape="id5" draw:start-glue-point="8" draw:end-shape="id4" draw:end-glue-point="4" svg:d="m12112 4810v1270">
          <text:p/>
        </draw:connector>
        <draw:connector draw:style-name="gr1" draw:text-style-name="P1" draw:layer="layout" draw:type="line" svg:x1="12.112cm" svg:y1="8.62cm" svg:x2="12.112cm" svg:y2="9.89cm" draw:start-shape="id4" draw:start-glue-point="8" draw:end-shape="id6" draw:end-glue-point="4" svg:d="m12112 8620v1270">
          <text:p/>
        </draw:connector>
        <draw:custom-shape draw:style-name="gr2" draw:text-style-name="P3" draw:id="id1" draw:layer="layout" svg:width="5.715cm" svg:height="2.54cm" svg:x="2.27cm" svg:y="6.08cm">
          <text:p text:style-name="P2"><text:span text:style-name="T1">T[0] = A[0] + B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4" draw:layer="layout" svg:width="5.715cm" svg:height="2.54cm" svg:x="9.255cm" svg:y="6.08cm">
          <text:p text:style-name="P2"><text:span text:style-name="T1">T[1] = A[1] + B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3" draw:layer="layout" svg:width="5.715cm" svg:height="2.54cm" svg:x="2.27cm" svg:y="2.27cm">
          <text:p text:style-name="P3"><text:span text:style-name="T1">Creation of ba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id="id2" draw:layer="layout" svg:width="5.715cm" svg:height="2.54cm" svg:x="2.27cm" svg:y="9.89cm">
          <text:p text:style-name="P2"><text:span text:style-name="T1">T[0] = T[0] + B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6" draw:layer="layout" svg:width="5.715cm" svg:height="2.54cm" svg:x="9.255cm" svg:y="9.89cm">
          <text:p text:style-name="P2"><text:span text:style-name="T1">T[1] = T[1] + B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5" draw:layer="layout" svg:width="5.715cm" svg:height="2.54cm" svg:x="9.255cm" svg:y="2.27cm">
          <text:p text:style-name="P3"><text:span text:style-name="T1">Creation of 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7" draw:layer="layout" svg:width="5.715cm" svg:height="2.54cm" svg:x="5.745cm" svg:y="13.065cm">
          <text:p text:style-name="P3"><text:span text:style-name="T1">print 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5.127cm" svg:y1="4.81cm" svg:x2="5.127cm" svg:y2="6.08cm" draw:start-shape="id3" draw:start-glue-point="8" draw:end-shape="id1" draw:end-glue-point="4" svg:d="m5127 4810v1270">
          <text:p/>
        </draw:connector>
        <draw:connector draw:style-name="gr1" draw:text-style-name="P1" draw:layer="layout" draw:type="line" svg:x1="12.112cm" svg:y1="12.43cm" svg:x2="10.623cm" svg:y2="13.437cm" draw:start-shape="id6" draw:start-glue-point="8" draw:end-shape="id7" draw:end-glue-point="11" svg:d="m12112 12430-1489 1007">
          <text:p/>
        </draw:connector>
        <draw:connector draw:style-name="gr1" draw:text-style-name="P1" draw:layer="layout" draw:type="line" svg:x1="5.127cm" svg:y1="12.43cm" svg:x2="6.582cm" svg:y2="13.437cm" draw:start-shape="id2" draw:start-glue-point="8" draw:end-shape="id7" draw:end-glue-point="5" svg:d="m5127 12430 1455 10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24T13:25:21</meta:creation-date>
    <dc:date>2011-01-24T15:57:16</dc:date>
    <dc:creator>Mads Kristensen</dc:creator>
    <meta:editing-duration>PT02H31M57S</meta:editing-duration>
    <meta:editing-cycles>11</meta:editing-cycles>
    <meta:generator>OpenOffice.org/3.2$Unix OpenOffice.org_project/320m19$Build-9505</meta:generator>
    <meta:document-statistic meta:object-count="15"/>
  </office:meta>
</office:document-meta>
</file>